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8cm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color="#000000" draw:textarea-vertical-align="middle"/>
    </style:style>
    <style:style style:name="gr6" style:family="graphic" style:parent-style-name="standard">
      <style:graphic-properties svg:stroke-color="#000000" draw:fill="solid"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style:font-name="Liberation Serif" fo:font-size="9pt" style:font-size-asian="9pt" style:font-size-complex="9pt"/>
    </style:style>
    <style:style style:name="P2" style:family="paragraph">
      <style:paragraph-properties fo:text-align="center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67cm" svg:height="0.607cm" svg:x="2.84cm" svg:y="0.025cm">
          <draw:text-box>
            <text:p text:style-name="P1"><text:span text:style-name="T1">Top view</text:span></text:p>
          </draw:text-box>
        </draw:frame>
        <draw:frame draw:style-name="gr1" draw:text-style-name="P1" draw:layer="layout" svg:width="2.667cm" svg:height="0.607cm" svg:x="7.041cm" svg:y="0.026cm">
          <draw:text-box>
            <text:p text:style-name="P1"><text:span text:style-name="T1">Front view</text:span></text:p>
          </draw:text-box>
        </draw:frame>
        <draw:custom-shape draw:style-name="gr2" draw:text-style-name="P2" xml:id="id2" draw:id="id2" draw:layer="layout" svg:width="0.508cm" svg:height="0.508cm" svg:x="3.926cm" svg:y="2.1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2" xml:id="id4" draw:id="id4" draw:layer="layout" svg:width="0.508cm" svg:height="0.508cm" svg:x="3.271cm" svg:y="1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0.508cm" svg:height="0.508cm" svg:x="4.568cm" svg:y="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254cm" svg:height="0.254cm" svg:x="4.053cm" svg:y="4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2" draw:layer="layout" draw:type="line" svg:x1="4.18cm" svg:y1="4cm" svg:x2="4.18cm" svg:y2="2.668cm" draw:start-shape="id1" draw:start-glue-point="0" draw:end-shape="id2" draw:end-glue-point="2" svg:d="m4180 4000v-1332" svg:viewBox="0 0 1 1333">
          <text:p/>
        </draw:connector>
        <draw:connector draw:style-name="gr5" draw:text-style-name="P2" draw:layer="layout" draw:type="line" svg:x1="4.18cm" svg:y1="4cm" svg:x2="4.822cm" svg:y2="1.949cm" draw:start-shape="id1" draw:start-glue-point="0" draw:end-shape="id3" draw:end-glue-point="8" svg:d="m4180 4000 642-2051" svg:viewBox="0 0 643 2052">
          <text:p/>
        </draw:connector>
        <draw:connector draw:style-name="gr5" draw:text-style-name="P2" draw:layer="layout" draw:type="line" svg:x1="4.18cm" svg:y1="4cm" svg:x2="3.525cm" svg:y2="1.949cm" draw:start-shape="id1" draw:start-glue-point="0" draw:end-shape="id4" draw:end-glue-point="2" svg:d="m4180 4000-655-2051" svg:viewBox="0 0 656 2052">
          <text:p/>
        </draw:connector>
        <draw:custom-shape draw:style-name="gr3" draw:text-style-name="P2" draw:layer="layout" svg:width="0.508cm" svg:height="0.508cm" svg:x="3.926cm" svg:y="3.746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987cm" svg:height="0.991cm" svg:x="7.272cm" svg:y="2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7cm" svg:height="0.991cm" svg:x="8.825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87cm" svg:height="0.991cm" svg:x="8.006cm" svg:y="2.2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2" xml:id="id5" draw:id="id5" draw:layer="layout" svg:width="8.509cm" svg:height="8.509cm" svg:x="2.032cm" svg:y="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draw:type="lines" draw:line-skew="1.136cm -1.136cm" svg:x1="6.286cm" svg:y1="0.59cm" svg:x2="6.286cm" svg:y2="9.099cm" draw:start-shape="id5" draw:start-glue-point="0" draw:end-shape="id5" draw:end-glue-point="2" svg:d="m6286 590v634 7239 636" svg:viewBox="0 0 1 8510">
          <text:p/>
        </draw:connector>
        <draw:connector draw:style-name="gr7" draw:text-style-name="P2" draw:layer="layout" draw:type="line" svg:x1="2.032cm" svg:y1="4.844cm" svg:x2="10.541cm" svg:y2="4.844cm" draw:start-shape="id5" draw:start-glue-point="3" draw:end-shape="id5" draw:end-glue-point="1" svg:d="m2032 4844h8509" svg:viewBox="0 0 8510 1">
          <text:p/>
        </draw:connector>
        <draw:custom-shape draw:style-name="gr2" draw:text-style-name="P2" xml:id="id7" draw:id="id7" draw:layer="layout" svg:width="0.508cm" svg:height="0.508cm" svg:x="3.934cm" svg:y="6.26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2" xml:id="id9" draw:id="id9" draw:layer="layout" svg:width="0.508cm" svg:height="0.508cm" svg:x="3.272cm" svg:y="5.5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508cm" svg:height="0.508cm" svg:x="4.569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0.254cm" svg:height="0.254cm" svg:x="3.547cm" svg:y="8.101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2" draw:layer="layout" draw:type="line" svg:x1="3.674cm" svg:y1="8.101cm" svg:x2="4.188cm" svg:y2="6.769cm" draw:start-shape="id6" draw:start-glue-point="0" draw:end-shape="id7" draw:end-glue-point="2" svg:d="m3674 8101 514-1332" svg:viewBox="0 0 515 1333">
          <text:p/>
        </draw:connector>
        <draw:connector draw:style-name="gr5" draw:text-style-name="P2" draw:layer="layout" draw:type="line" svg:x1="3.674cm" svg:y1="8.101cm" svg:x2="4.823cm" svg:y2="6.05cm" draw:start-shape="id6" draw:start-glue-point="0" draw:end-shape="id8" draw:end-glue-point="8" svg:d="m3674 8101 1149-2051" svg:viewBox="0 0 1150 2052">
          <text:p/>
        </draw:connector>
        <draw:connector draw:style-name="gr5" draw:text-style-name="P2" draw:layer="layout" draw:type="line" svg:x1="3.674cm" svg:y1="8.101cm" svg:x2="3.526cm" svg:y2="6.05cm" draw:start-shape="id6" draw:start-glue-point="0" draw:end-shape="id9" draw:end-glue-point="2" svg:d="m3674 8101-148-2051" svg:viewBox="0 0 149 2052">
          <text:p/>
        </draw:connector>
        <draw:custom-shape draw:style-name="gr3" draw:text-style-name="P2" draw:layer="layout" svg:width="0.508cm" svg:height="0.508cm" svg:x="3.42cm" svg:y="7.847cm">
          <text:p/>
          <draw:enhanced-geometry svg:viewBox="0 0 21600 21600" draw:text-areas="?f0 ?f7 ?f2 21600" draw:type="up-arrow" draw:modifiers="6310.1123595505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0.987cm" svg:height="0.991cm" svg:x="7.773cm" svg:y="6.3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87cm" svg:height="0.991cm" svg:x="9.326cm" svg:y="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987cm" svg:height="0.991cm" svg:x="9.007cm" svg:y="6.3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9.2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2-04T15:33:20.229803076</meta:creation-date>
    <dc:date>2014-02-04T17:00:07.372332624</dc:date>
    <dc:creator>helio </dc:creator>
    <meta:editing-duration>PT41M11S</meta:editing-duration>
    <meta:editing-cycles>6</meta:editing-cycles>
    <meta:generator>LibreOffice/4.1.3.2$Linux_x86 LibreOffice_project/410m0$Build-2</meta:generator>
    <meta:document-statistic meta:object-count="27"/>
  </office:meta>
</office:document-meta>
</file>